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8546" officeooo:paragraph-rsid="00108546"/>
    </style:style>
    <style:style style:name="P2" style:family="paragraph" style:parent-style-name="Standard">
      <style:text-properties officeooo:rsid="00108546" officeooo:paragraph-rsid="00122aa8"/>
    </style:style>
    <style:style style:name="P3" style:family="paragraph" style:parent-style-name="Standard">
      <style:text-properties officeooo:rsid="00108546" officeooo:paragraph-rsid="00396170"/>
    </style:style>
    <style:style style:name="P4" style:family="paragraph" style:parent-style-name="Standard">
      <style:text-properties officeooo:rsid="00108546" officeooo:paragraph-rsid="00376271"/>
    </style:style>
    <style:style style:name="P5" style:family="paragraph" style:parent-style-name="Standard">
      <style:text-properties officeooo:rsid="00122aa8" officeooo:paragraph-rsid="00122aa8"/>
    </style:style>
    <style:style style:name="P6" style:family="paragraph" style:parent-style-name="Standard">
      <style:text-properties officeooo:rsid="001461f8" officeooo:paragraph-rsid="001461f8"/>
    </style:style>
    <style:style style:name="P7" style:family="paragraph" style:parent-style-name="Standard">
      <style:text-properties officeooo:rsid="0018ca5d" officeooo:paragraph-rsid="001ff78b"/>
    </style:style>
    <style:style style:name="P8" style:family="paragraph" style:parent-style-name="Standard">
      <style:text-properties officeooo:rsid="001a546c" officeooo:paragraph-rsid="001ff78b"/>
    </style:style>
    <style:style style:name="P9" style:family="paragraph" style:parent-style-name="Standard">
      <style:text-properties officeooo:rsid="001c2000" officeooo:paragraph-rsid="001c2000"/>
    </style:style>
    <style:style style:name="P10" style:family="paragraph" style:parent-style-name="Standard">
      <style:text-properties officeooo:rsid="001dda37" officeooo:paragraph-rsid="002dcc67"/>
    </style:style>
    <style:style style:name="P11" style:family="paragraph" style:parent-style-name="Standard">
      <style:text-properties officeooo:rsid="001fcef5" officeooo:paragraph-rsid="001fcef5"/>
    </style:style>
    <style:style style:name="P12" style:family="paragraph" style:parent-style-name="Standard">
      <style:text-properties officeooo:rsid="0028843c" officeooo:paragraph-rsid="0028843c"/>
    </style:style>
    <style:style style:name="P13" style:family="paragraph" style:parent-style-name="Standard">
      <style:text-properties officeooo:rsid="0032d451" officeooo:paragraph-rsid="0032d451"/>
    </style:style>
    <style:style style:name="P14" style:family="paragraph" style:parent-style-name="Standard">
      <style:text-properties officeooo:rsid="00349b99" officeooo:paragraph-rsid="00349b99"/>
    </style:style>
    <style:style style:name="P15" style:family="paragraph" style:parent-style-name="Standard">
      <style:text-properties officeooo:rsid="0034f81d" officeooo:paragraph-rsid="0034f81d"/>
    </style:style>
    <style:style style:name="P16" style:family="paragraph" style:parent-style-name="Standard">
      <style:text-properties officeooo:rsid="002bc0de" officeooo:paragraph-rsid="003aa197"/>
    </style:style>
    <style:style style:name="P17" style:family="paragraph" style:parent-style-name="Standard">
      <style:text-properties officeooo:rsid="00422fef" officeooo:paragraph-rsid="0043c5cc"/>
    </style:style>
    <style:style style:name="P18" style:family="paragraph" style:parent-style-name="Standard">
      <style:text-properties officeooo:rsid="0045805d" officeooo:paragraph-rsid="0045c086"/>
    </style:style>
    <style:style style:name="P19" style:family="paragraph" style:parent-style-name="Standard">
      <style:text-properties style:font-name="Times New Roman" fo:font-size="12pt" officeooo:rsid="0047a680" officeooo:paragraph-rsid="0047a680" style:font-size-asian="12pt" style:font-size-complex="12pt"/>
    </style:style>
    <style:style style:name="P20" style:family="paragraph" style:parent-style-name="Standard">
      <style:text-properties officeooo:rsid="002d691b" officeooo:paragraph-rsid="0052adbf"/>
    </style:style>
    <style:style style:name="P21" style:family="paragraph" style:parent-style-name="Text_20_body">
      <style:text-properties officeooo:rsid="00246e6e" officeooo:paragraph-rsid="00246e6e"/>
    </style:style>
    <style:style style:name="P22" style:family="paragraph" style:parent-style-name="Text_20_body">
      <style:text-properties officeooo:rsid="004159b3" officeooo:paragraph-rsid="004159b3"/>
    </style:style>
    <style:style style:name="P23" style:family="paragraph" style:parent-style-name="Text_20_body">
      <style:text-properties officeooo:rsid="004a7401" officeooo:paragraph-rsid="004a7401"/>
    </style:style>
    <style:style style:name="P24" style:family="paragraph" style:parent-style-name="Text_20_body">
      <style:text-properties officeooo:rsid="0051cd4e" officeooo:paragraph-rsid="0051cd4e"/>
    </style:style>
    <style:style style:name="P25" style:family="paragraph" style:parent-style-name="Preformatted_20_Text">
      <style:text-properties fo:color="#000000" style:font-name="Times New Roman" fo:font-size="12pt" officeooo:rsid="0047a680" officeooo:paragraph-rsid="0047a680" style:font-size-asian="12pt" style:font-size-complex="12pt"/>
    </style:style>
    <style:style style:name="P26" style:family="paragraph" style:parent-style-name="Preformatted_20_Text">
      <style:text-properties fo:color="#000000" style:font-name="Times New Roman" fo:font-size="12pt" officeooo:rsid="004f76c8" officeooo:paragraph-rsid="004f76c8" style:font-size-asian="12pt" style:font-size-complex="12pt"/>
    </style:style>
    <style:style style:name="P27" style:family="paragraph" style:parent-style-name="Standard" style:list-style-name="L1">
      <style:text-properties officeooo:rsid="00108546" officeooo:paragraph-rsid="00108546"/>
    </style:style>
    <style:style style:name="P28" style:family="paragraph" style:parent-style-name="Standard" style:list-style-name="L2">
      <style:text-properties officeooo:rsid="00108546" officeooo:paragraph-rsid="00108546"/>
    </style:style>
    <style:style style:name="P29" style:family="paragraph" style:parent-style-name="Standard" style:list-style-name="L3">
      <style:text-properties officeooo:rsid="00108546" officeooo:paragraph-rsid="00108546"/>
    </style:style>
    <style:style style:name="P30" style:family="paragraph" style:parent-style-name="Standard" style:list-style-name="L3">
      <style:text-properties officeooo:rsid="00122aa8" officeooo:paragraph-rsid="00122aa8"/>
    </style:style>
    <style:style style:name="P31" style:family="paragraph" style:parent-style-name="Standard" style:list-style-name="L4">
      <style:text-properties officeooo:rsid="00122aa8" officeooo:paragraph-rsid="00122aa8"/>
    </style:style>
    <style:style style:name="P32" style:family="paragraph" style:parent-style-name="Standard" style:list-style-name="L5">
      <style:text-properties officeooo:rsid="00122aa8" officeooo:paragraph-rsid="00122aa8"/>
    </style:style>
    <style:style style:name="P33" style:family="paragraph" style:parent-style-name="Standard" style:list-style-name="L3">
      <style:text-properties officeooo:rsid="00127eb5" officeooo:paragraph-rsid="00127eb5"/>
    </style:style>
    <style:style style:name="P34" style:family="paragraph" style:parent-style-name="Standard" style:list-style-name="L5">
      <style:text-properties officeooo:rsid="00127eb5" officeooo:paragraph-rsid="00127eb5"/>
    </style:style>
    <style:style style:name="P35" style:family="paragraph" style:parent-style-name="Standard" style:list-style-name="L3">
      <style:text-properties officeooo:rsid="004feeda" officeooo:paragraph-rsid="004feeda"/>
    </style:style>
    <style:style style:name="P36" style:family="paragraph" style:parent-style-name="Standard" style:list-style-name="L5">
      <style:text-properties officeooo:paragraph-rsid="004159b3"/>
    </style:style>
    <style:style style:name="P37" style:family="paragraph" style:parent-style-name="Standard" style:list-style-name="L5">
      <style:text-properties officeooo:rsid="001461f8" officeooo:paragraph-rsid="004159b3"/>
    </style:style>
    <style:style style:name="P38" style:family="paragraph" style:parent-style-name="Standard" style:list-style-name="L6">
      <style:text-properties officeooo:rsid="0045805d" officeooo:paragraph-rsid="0045c086"/>
    </style:style>
    <style:style style:name="P39" style:family="paragraph" style:parent-style-name="Standard" style:list-style-name="L8">
      <style:text-properties officeooo:rsid="002bc0de" officeooo:paragraph-rsid="002bc0de"/>
    </style:style>
    <style:style style:name="P40" style:family="paragraph" style:parent-style-name="Standard" style:list-style-name="L8">
      <style:text-properties officeooo:rsid="002d691b" officeooo:paragraph-rsid="002d691b"/>
    </style:style>
    <style:style style:name="P41" style:family="paragraph" style:parent-style-name="Standard" style:list-style-name="L8">
      <style:text-properties officeooo:rsid="002d691b" officeooo:paragraph-rsid="003aa197"/>
    </style:style>
    <style:style style:name="P42" style:family="paragraph" style:parent-style-name="Standard" style:list-style-name="L8">
      <style:text-properties officeooo:rsid="003aa197" officeooo:paragraph-rsid="003aa197"/>
    </style:style>
    <style:style style:name="P43" style:family="paragraph" style:parent-style-name="Standard" style:list-style-name="L8">
      <style:text-properties officeooo:rsid="002dcc67" officeooo:paragraph-rsid="00376271"/>
    </style:style>
    <style:style style:name="P44" style:family="paragraph" style:parent-style-name="Standard" style:list-style-name="L8">
      <style:text-properties officeooo:rsid="00564265" officeooo:paragraph-rsid="00564265"/>
    </style:style>
    <style:style style:name="P45" style:family="paragraph" style:parent-style-name="Standard" style:list-style-name="L8">
      <style:text-properties officeooo:rsid="002a73fb" officeooo:paragraph-rsid="003d8b48"/>
    </style:style>
    <style:style style:name="P46" style:family="paragraph" style:parent-style-name="Standard" style:list-style-name="L8">
      <style:text-properties officeooo:rsid="0038f7f6" officeooo:paragraph-rsid="003aa197"/>
    </style:style>
    <style:style style:name="P47" style:family="paragraph" style:parent-style-name="Standard" style:list-style-name="L9">
      <style:text-properties officeooo:rsid="0032d451" officeooo:paragraph-rsid="0032d451"/>
    </style:style>
    <style:style style:name="P48" style:family="paragraph" style:parent-style-name="Standard" style:list-style-name="L10">
      <style:text-properties officeooo:rsid="00349b99" officeooo:paragraph-rsid="00349b99"/>
    </style:style>
    <style:style style:name="P49" style:family="paragraph" style:parent-style-name="Standard" style:list-style-name="L10">
      <style:text-properties officeooo:rsid="0034f81d" officeooo:paragraph-rsid="0034f81d"/>
    </style:style>
    <style:style style:name="P50" style:family="paragraph" style:parent-style-name="Standard" style:list-style-name="L10">
      <style:text-properties officeooo:rsid="002f3a33" officeooo:paragraph-rsid="00396170"/>
    </style:style>
    <style:style style:name="P51" style:family="paragraph" style:parent-style-name="Standard" style:list-style-name="L10">
      <style:text-properties officeooo:rsid="0030cd84" officeooo:paragraph-rsid="00396170"/>
    </style:style>
    <style:style style:name="P52" style:family="paragraph" style:parent-style-name="Standard" style:list-style-name="L11">
      <style:text-properties officeooo:rsid="001ff78b" officeooo:paragraph-rsid="001c2000"/>
    </style:style>
    <style:style style:name="P53" style:family="paragraph" style:parent-style-name="Standard" style:list-style-name="L11">
      <style:text-properties officeooo:rsid="001c2000" officeooo:paragraph-rsid="001c2000"/>
    </style:style>
    <style:style style:name="P54" style:family="paragraph" style:parent-style-name="Standard" style:list-style-name="L12">
      <style:text-properties officeooo:rsid="001fcef5" officeooo:paragraph-rsid="001fcef5"/>
    </style:style>
    <style:style style:name="P55" style:family="paragraph" style:parent-style-name="Text_20_body" style:list-style-name="L13">
      <style:text-properties officeooo:rsid="0025cf53" officeooo:paragraph-rsid="0026a995"/>
    </style:style>
    <style:style style:name="P56" style:family="paragraph" style:parent-style-name="Text_20_body" style:list-style-name="L13">
      <style:text-properties officeooo:rsid="0025cf53" officeooo:paragraph-rsid="0025cf53"/>
    </style:style>
    <style:style style:name="P57" style:family="paragraph" style:parent-style-name="Text_20_body" style:list-style-name="L13">
      <style:text-properties officeooo:rsid="0026a995" officeooo:paragraph-rsid="0026a995"/>
    </style:style>
    <style:style style:name="P58" style:family="paragraph" style:parent-style-name="Text_20_body">
      <style:paragraph-properties fo:text-align="end" style:justify-single-word="false"/>
      <style:text-properties officeooo:rsid="005959f7" officeooo:paragraph-rsid="005b4b92"/>
    </style:style>
    <style:style style:name="P59" style:family="paragraph" style:parent-style-name="Text_20_body">
      <style:text-properties officeooo:rsid="005e70c7" officeooo:paragraph-rsid="005e70c7"/>
    </style:style>
    <style:style style:name="P60" style:family="paragraph" style:parent-style-name="Heading_20_2">
      <style:text-properties officeooo:paragraph-rsid="00396170"/>
    </style:style>
    <style:style style:name="P61" style:family="paragraph" style:parent-style-name="Heading_20_2">
      <style:text-properties officeooo:rsid="00214af4" officeooo:paragraph-rsid="00214af4"/>
    </style:style>
    <style:style style:name="P62" style:family="paragraph" style:parent-style-name="Preformatted_20_Text" style:list-style-name="L7">
      <style:text-properties style:font-name="Times New Roman" fo:font-size="12pt" officeooo:paragraph-rsid="0047a680" style:font-size-asian="12pt" style:font-size-complex="12pt"/>
    </style:style>
    <style:style style:name="P63" style:family="paragraph" style:parent-style-name="Preformatted_20_Text" style:list-style-name="L7">
      <style:text-properties fo:color="#000000" style:font-name="Times New Roman" fo:font-size="12pt" officeooo:rsid="0047a680" officeooo:paragraph-rsid="0047a680" style:font-size-asian="12pt" style:font-size-complex="12pt"/>
    </style:style>
    <style:style style:name="T1" style:family="text">
      <style:text-properties officeooo:rsid="00122aa8"/>
    </style:style>
    <style:style style:name="T2" style:family="text">
      <style:text-properties officeooo:rsid="00127eb5"/>
    </style:style>
    <style:style style:name="T3" style:family="text">
      <style:text-properties officeooo:rsid="001c2000"/>
    </style:style>
    <style:style style:name="T4" style:family="text">
      <style:text-properties officeooo:rsid="001dda37"/>
    </style:style>
    <style:style style:name="T5" style:family="text">
      <style:text-properties officeooo:rsid="001ff78b"/>
    </style:style>
    <style:style style:name="T6" style:family="text">
      <style:text-properties officeooo:rsid="00214af4"/>
    </style:style>
    <style:style style:name="T7" style:family="text">
      <style:text-properties officeooo:rsid="0022a5d2"/>
    </style:style>
    <style:style style:name="T8" style:family="text">
      <style:text-properties officeooo:rsid="0026a995"/>
    </style:style>
    <style:style style:name="T9" style:family="text">
      <style:text-properties officeooo:rsid="0027bdf4"/>
    </style:style>
    <style:style style:name="T10" style:family="text">
      <style:text-properties officeooo:rsid="00289e6b"/>
    </style:style>
    <style:style style:name="T11"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1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3" style:family="text">
      <style:text-properties officeooo:rsid="00349b99"/>
    </style:style>
    <style:style style:name="T14" style:family="text">
      <style:text-properties officeooo:rsid="00359f14"/>
    </style:style>
    <style:style style:name="T15" style:family="text">
      <style:text-properties officeooo:rsid="003c645d"/>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4159b3" style:font-size-asian="12pt" style:font-size-complex="12pt"/>
    </style:style>
    <style:style style:name="T18" style:family="text">
      <style:text-properties fo:font-size="12pt" officeooo:rsid="001dda37" style:font-size-asian="12pt" style:font-size-complex="12pt"/>
    </style:style>
    <style:style style:name="T19" style:family="text">
      <style:text-properties fo:font-size="12pt" officeooo:rsid="004159b3" style:font-size-asian="12pt" style:font-size-complex="12pt"/>
    </style:style>
    <style:style style:name="T20" style:family="text">
      <style:text-properties officeooo:rsid="00422fef"/>
    </style:style>
    <style:style style:name="T21" style:family="text">
      <style:text-properties officeooo:rsid="00425569"/>
    </style:style>
    <style:style style:name="T22" style:family="text">
      <style:text-properties fo:color="#000000"/>
    </style:style>
    <style:style style:name="T23" style:family="text">
      <style:text-properties fo:color="#000000" officeooo:rsid="0047a680"/>
    </style:style>
    <style:style style:name="T24" style:family="text">
      <style:text-properties officeooo:rsid="004e12e8"/>
    </style:style>
    <style:style style:name="T25" style:family="text">
      <style:text-properties officeooo:rsid="004f76c8"/>
    </style:style>
    <style:style style:name="T26" style:family="text">
      <style:text-properties officeooo:rsid="004fc596"/>
    </style:style>
    <style:style style:name="T27" style:family="text">
      <style:text-properties officeooo:rsid="0051046a"/>
    </style:style>
    <style:style style:name="T28" style:family="text">
      <style:text-properties officeooo:rsid="00555a46"/>
    </style:style>
    <style:style style:name="T29" style:family="text">
      <style:text-properties officeooo:rsid="00575002"/>
    </style:style>
    <style:style style:name="T30" style:family="text">
      <style:text-properties officeooo:rsid="0058591e"/>
    </style:style>
    <style:style style:name="T31" style:family="text">
      <style:text-properties officeooo:rsid="005959f7"/>
    </style:style>
    <style:style style:name="T32" style:family="text">
      <style:text-properties officeooo:rsid="005b4b92"/>
    </style:style>
    <style:style style:name="T33" style:family="text">
      <style:text-properties officeooo:rsid="005b5e2b"/>
    </style:style>
    <style:style style:name="T34" style:family="text">
      <style:text-properties officeooo:rsid="005d26ec"/>
    </style:style>
    <style:style style:name="T35" style:family="text">
      <style:text-properties officeooo:rsid="005ef041"/>
    </style:style>
    <style:style style:name="T36" style:family="text">
      <style:text-properties officeooo:rsid="0060539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XB – Java Architecture for XML Binding</text:p>
      <text:p text:style-name="Subtitle">Kleiner Überblick über JAXB <text:span text:style-name="T31">und dessen</text:span> Möglichkeiten</text:p>
      <text:p text:style-name="Text_20_body"/>
      <text:p text:style-name="P58"><text:span text:style-name="T36">Stand: </text:span>April 2016</text:p>
      <text:p text:style-name="P24"><text:span text:style-name="T34">Zugehöriges Beispielprojekt: </text:span><text:a xlink:type="simple" xlink:href="https://github.com/tinosteinort/jaxb-examples">https://github.com/tinosteinort/jaxb-examples</text:a></text:p>
      <text:h text:style-name="Heading_20_1" text:outline-level="1">Einführung</text:h>
      <text:h text:style-name="Heading_20_2" text:outline-level="2">Was ist macht JAXB?</text:h>
      <text:list xml:id="list2288467010105915306" text:style-name="L1">
        <text:list-item>
          <text:p text:style-name="P27">Umwandeln von Objekte in XML (marshallen genannt)</text:p>
        </text:list-item>
        <text:list-item>
          <text:p text:style-name="P27">Umwandeln von XML in Objekte (unmarshallen genannt)</text:p>
        </text:list-item>
      </text:list>
      <text:p text:style-name="P1"/>
      <text:p text:style-name="P20">JAXB ist dafür gedacht Objekte zu verarbeiten die eine feste Struktur haben, wie „Customer“, „PurchaseOrder“, … . Objekte wie das JDBC Result Set gehören nicht dazu. Es gibt dazu online ein paar Artikel. Man findet sie wenn man nach „ResultSet XML“ sucht. Hier geht es um Objekte mit einer fest definierten Struktur.</text:p>
      <text:p text:style-name="P1"/>
      <text:h text:style-name="Heading_20_2" text:outline-level="2">Ein paar Zahlen</text:h>
      <text:list xml:id="list4815993514491910090" text:style-name="L2">
        <text:list-item>
          <text:p text:style-name="P28">JAXB 1 wurde und dem JSR-31 definiert</text:p>
        </text:list-item>
        <text:list-item>
          <text:p text:style-name="P28">JAXB 2 unter JSR-222</text:p>
        </text:list-item>
        <text:list-item>
          <text:p text:style-name="P28">in Java SE ist JAXB der Java Version 6 enthalten</text:p>
          <text:list>
            <text:list-item>
              <text:p text:style-name="P28">es werden ab dieser Version also keine weiteren Abhängigkeiten benötigt</text:p>
            </text:list-item>
          </text:list>
        </text:list-item>
        <text:list-item>
          <text:p text:style-name="P28">Man kann JAXB allerdings auch als externe Abhängigkeit einbinden</text:p>
          <text:list>
            <text:list-item>
              <text:p text:style-name="P28">JAXB 1 erfordert Java 1.3 oder höher</text:p>
            </text:list-item>
            <text:list-item>
              <text:p text:style-name="P28">JAXB 2 erfordert Java 5 oder höher</text:p>
            </text:list-item>
          </text:list>
        </text:list-item>
      </text:list>
      <text:p text:style-name="P1"/>
      <text:h text:style-name="Heading_20_2" text:outline-level="2">Werkzeuge</text:h>
      <text:list xml:id="list893561319186315170" text:style-name="L3">
        <text:list-item>
          <text:p text:style-name="P29">Binding Compiler „<text:span text:style-name="T2">xjc“</text:span></text:p>
          <text:list>
            <text:list-item>
              <text:p text:style-name="P29">generiert aus XSDs Java Klassen</text:p>
            </text:list-item>
          </text:list>
        </text:list-item>
        <text:list-item>
          <text:p text:style-name="P29"><text:span text:style-name="T2">Schemagenerator </text:span>„schemagen“</text:p>
          <text:list>
            <text:list-item>
              <text:p text:style-name="P29">generiert aus Java Klassen Schema Dateien</text:p>
            </text:list-item>
          </text:list>
        </text:list-item>
        <text:list-item>
          <text:p text:style-name="P30">3rd Party Tools</text:p>
          <text:list>
            <text:list-item>
              <text:p text:style-name="P33">Maven Plugin<text:span text:style-name="T26">s</text:span></text:p>
            </text:list-item>
            <text:list-item>
              <text:p text:style-name="P35">Ant Tasks</text:p>
            </text:list-item>
            <text:list-item>
              <text:p text:style-name="P33">xjc Plugin</text:p>
            </text:list-item>
          </text:list>
        </text:list-item>
      </text:list>
      <text:p text:style-name="P1"/>
      <text:h text:style-name="Heading_20_1" text:outline-level="1">Nutzung</text:h>
      <text:p text:style-name="P4">Generell ist die Nutzung von JAXB sehr einfach. Die Beispiele die man so findet sind alle kurz und übersichtlich: _<text:span text:style-name="T28">01_ObjectToFile.java</text:span></text:p>
      <text:p text:style-name="P1"/>
      <text:p text:style-name="P5">Man erstellt sich einen JAXBContext, in dem alle Klassen enthalten sind die für die weitere Arbeit <text:soft-page-break/>benötigt werden.</text:p>
      <text:list xml:id="list3743805259345445167" text:style-name="L4">
        <text:list-item>
          <text:p text:style-name="P31">mit Hilfe des Contexts kann man sich dann den Marshaller und den Unmarshaller erstellen lassen</text:p>
        </text:list-item>
        <text:list-item>
          <text:p text:style-name="P31">den Marshaller kann man konfigurieren</text:p>
          <text:list>
            <text:list-item>
              <text:p text:style-name="P31">Encoding (Default ist UTF-8)</text:p>
            </text:list-item>
            <text:list-item>
              <text:p text:style-name="P31">Formatting: Ausgabe ist formattiertes XML</text:p>
            </text:list-item>
            <text:list-item>
              <text:p text:style-name="P31">Fragment: XML Declaration wird nicht geschrieben. Kann man nutzen wenn man nur Teile einer XML schreiben möchte</text:p>
            </text:list-item>
          </text:list>
        </text:list-item>
      </text:list>
      <text:p text:style-name="P1"/>
      <text:p text:style-name="P2">Allerdings <text:span text:style-name="T1">sollte man bei der Nutzung schon etwas aufpassen.</text:span></text:p>
      <text:list xml:id="list7569639360534461015" text:style-name="L5">
        <text:list-item>
          <text:p text:style-name="P32">der JAXBContext braucht für die gesamte Applikation nur einmal initialisiert werden. Er <text:span text:style-name="T24">ist thread-safe</text:span></text:p>
        </text:list-item>
        <text:list-item>
          <text:p text:style-name="P32">Marshaller und Unmarshaller <text:span text:style-name="T2">hingegend,</text:span> sind nicht thread-safe</text:p>
          <text:list>
            <text:list-item>
              <text:p text:style-name="P34">Spring bietet Wrapper Klassen, die sich darum kümmern, das immer neue Marshaller / Unmarshaller erstellt werden, sobald man sie braucht.</text:p>
            </text:list-item>
          </text:list>
        </text:list-item>
        <text:list-item>
          <text:p text:style-name="P37">Beim Lesen von vielen kleinen Dokumenten kann es zu Performanceeinbrüchen kommen, wenn man jedes mal einen <text:span text:style-name="T25">neuen</text:span> Unmarshaller erstellen muss. In so einem Fall sollte man überlegen ob man ein Pooling für die Unmarshaller implementiert. Der Unmarshaller kann ruhig von zwei Threads genutzt werden, nur eben nicht zur gleichen Zeit.</text:p>
        </text:list-item>
        <text:list-item>
          <text:p text:style-name="P36"><text:span text:style-name="T4">Beim Marshallen in einen OutputStream, ist es nicht nötig einen BufferedOutputStream zu nutzen. JAXB kümmert sich</text:span><text:span text:style-name="T18"> selbst um das Buffering.</text:span></text:p>
        </text:list-item>
        <text:list-item>
          <text:p text:style-name="P36"><text:span text:style-name="T19">Angegebene Default Werte</text:span><text:span text:style-name="T17"> (</text:span><text:bookmark text:name="docs-internal-guid-ba4f6ea9-4322-c591-95b8-c60d691219ab"/><text:span text:style-name="T17"> </text:span><text:span text:style-name="T12">@XmlElement(defaultValue=...)</text:span><text:span text:style-name="T16"> </text:span><text:span text:style-name="T17">) ziehen beim Unmarshaller nur, wenn das Element vorhanden, aber leer ist: </text:span><text:bookmark text:name="docs-internal-guid-ba4f6ea9-4322-7dab-18ad-65fee42879c7"/><text:span text:style-name="T12">&lt;abc/&gt; und &lt;abc&gt;&lt;/abc&gt;</text:span><text:span text:style-name="T16"> </text:span></text:p>
        </text:list-item>
      </text:list>
      <text:p text:style-name="P16"/>
      <text:h text:style-name="Heading_20_2" text:outline-level="2"><text:span text:style-name="T20">Hinweise zur </text:span>Entwicklung</text:h>
      <text:p text:style-name="P17">Es macht Sinn seine generierten Java Klassen von dem restlichen Code des Projekts zu trennen. Das gleiche trifft für generierte Ressourcen zu. <text:span text:style-name="T21">Trennt man die generierten Sourcen / Ressourcen vom eigentlichen Code, hat man außerdem die Möglichkeit diese Daten von der Versionsverwaltung auszuschließen.</text:span></text:p>
      <text:list xml:id="list42566622784699688" text:style-name="L6">
        <text:list-item>
          <text:p text:style-name="P38">Resource Folder kann man bei Maven einfach unter „&lt;build&gt;&lt;resources&gt;...“ definiern</text:p>
        </text:list-item>
        <text:list-item>
          <text:p text:style-name="P38">Mit dem „build-helper-maven-plugin“ kann man neue Source Folder definieren.</text:p>
        </text:list-item>
      </text:list>
      <text:p text:style-name="P18"/>
      <text:p text:style-name="P19">Es gibt zwei verschiedene Maven Plugins um JAXB zu nutzen</text:p>
      <text:list xml:id="list3336222276724858713" text:style-name="L7">
        <text:list-item>
          <text:p text:style-name="P62"><text:span text:style-name="T23">org.jvnet.jaxb2.maven2:</text:span><text:span text:style-name="T22">maven-jaxb2-plugin</text:span></text:p>
        </text:list-item>
        <text:list-item>
          <text:p text:style-name="P63">org.codehaus.mojo:jaxb2-maven-plugin</text:p>
        </text:list-item>
      </text:list>
      <text:p text:style-name="P25">Im Beispiel wird das jaxb2-maven-plugin genutzt.</text:p>
      <text:p text:style-name="P25"/>
      <text:p text:style-name="P26">Beim Generieren von Java Klassen wird in jedes Package, in das eine Klasse generiert wird, eine ObjectFactory erzeugt. Mit Hilfe dieser ObjectFactory kann man ebenfalls seinen JAXBContext aufbauen.</text:p>
      <text:h text:style-name="Heading_20_2" text:outline-level="2">Was gibt es für Möglichkeiten?</text:h>
      <text:p text:style-name="P59">Die hier aufgelisteten Punkte stellen nicht den gesamten Funktionsumfa<text:span text:style-name="T35">n</text:span>g dar:</text:p>
      <text:list xml:id="list6155709562902325893" text:style-name="L8">
        <text:list-item>
          <text:p text:style-name="P39">CatalogResolver: Mapping von Namespaces auf lokale <text:span text:style-name="T27">Resourcen</text:span> (nützlich wenn man Verweise über das Netzwerk vermeiden möchte. Oder selbst Änderungen an der Klasse machen möchte.</text:p>
        </text:list-item>
        <text:list-item>
          <text:p text:style-name="P40">Mapping von Namespace auf Package möglich. <text:span text:style-name="T15">Das bringt Ordnung und Übersichtlichkeit</text:span></text:p>
        </text:list-item>
        <text:list-item>
          <text:p text:style-name="P42">Anpassung von Datentypen</text:p>
          <text:list>
            <text:list-item>
              <text:p text:style-name="P40"><text:soft-page-break/>Das Mapping von JavaDatentypen auf XML Datentypen kann man anpassen: &lt;javaType name=“java.util.Date“ xmlType=“xs:date“ parseMethod=““, printMethod=““/&gt;</text:p>
            </text:list-item>
            <text:list-item>
              <text:p text:style-name="P43">XmlJavaTypeAdapter: erlaubt eine andere Präsentation in XML als im Speicher. Beispiel: ValueObjekte als String anzeigen (und vom String wieder parsen)</text:p>
            </text:list-item>
            <text:list-item>
              <text:p text:style-name="P44">Java 8 Date <text:span text:style-name="T29">and Time</text:span> API wird nicht von Haus aus unterstützt</text:p>
            </text:list-item>
          </text:list>
        </text:list-item>
        <text:list-item>
          <text:p text:style-name="P45">Anpassungen des Schemas lassen sich entweder direkt im Schema machen, oder ein separaten Binding Dateien. Diese Dateien muss man dem xjc bekannt machen.</text:p>
        </text:list-item>
      </text:list>
      <text:p text:style-name="P10"/>
      <text:h text:style-name="Heading_20_2" text:outline-level="2">Wo sind die Einschränkungen?</text:h>
      <text:list xml:id="list211507591182034" text:continue-numbering="true" text:style-name="L8">
        <text:list-item>
          <text:p text:style-name="P41">HashMaps können von Haus aus geschrieben werden, wenn sie NICHT das Root Element sind. Dafür gibt es noch einen offenen Defect: Issue#223 <text:a xlink:type="simple" xlink:href="https://java.net/jira/browse/JAXB-223">https://java.net/jira/browse/JAXB-223</text:a></text:p>
        </text:list-item>
        <text:list-item>
          <text:p text:style-name="P46">Beim Generieren des Schemas aus JavaKlassen gibt es keine Möglichkeit Facets zu definieren (min, max, length, pattern, ...)</text:p>
        </text:list-item>
      </text:list>
      <text:h text:style-name="Heading_20_2" text:outline-level="2">Zyklische Abhängigkeiten</text:h>
      <text:p text:style-name="P13">Diese können von JAXB nicht aufgelöst werden. Es wird ein Fehler geworfen, wenn eine entdeckt wird. Es gibt <text:span text:style-name="T30">verschieden</text:span> Möglichkeiten <text:span text:style-name="T30">unterschiedliche Typen von Beziehungen</text:span> aufzulösen.</text:p>
      <text:p text:style-name="P13"/>
      <text:p text:style-name="P13">Parent Child <text:span text:style-name="T13">Beziehung</text:span></text:p>
      <text:list xml:id="list7660828173780204252" text:style-name="L9">
        <text:list-item>
          <text:p text:style-name="P47">die Parent Referenz mit @XmlTransient annotieren</text:p>
        </text:list-item>
        <text:list-item>
          <text:p text:style-name="P47"><text:bookmark text:name="docs-internal-guid-ba4f6ea9-42cd-835e-f6cd-9ff54e8e5780"/><text:span text:style-name="T11">„public void afterUnmarshal(Unmarshaller u, Object parent)“</text:span> implementieren <text:span text:style-name="T13">und den Parent setzen.</text:span></text:p>
          <text:list>
            <text:list-item>
              <text:p text:style-name="P47">wird von JAXB für jedes Objekt nach dem Unmarshallen aufgerufen</text:p>
            </text:list-item>
          </text:list>
        </text:list-item>
      </text:list>
      <text:p text:style-name="P13"/>
      <text:p text:style-name="P14">Many to Many Beziehung</text:p>
      <text:list xml:id="list7096113856430335291" text:style-name="L10">
        <text:list-item>
          <text:p text:style-name="P48">die ID eines Objekts muss mit @XmlID annotiert werden (muss im gesamten Objekt eindeutig sein)</text:p>
        </text:list-item>
        <text:list-item>
          <text:p text:style-name="P48">an Referenzen auf das Objekt muss @XmlIDREF geschrieben werden</text:p>
        </text:list-item>
        <text:list-item>
          <text:p text:style-name="P49">das Objekt selbst muss allerdings als „contained Object“ gemarshallt werden, da es sonst nicht mit rausgeschrieben wird.</text:p>
        </text:list-item>
      </text:list>
      <text:p text:style-name="P15"/>
      <text:h text:style-name="P60" text:outline-level="2">Weiterentwicklung von Java Klassen</text:h>
      <text:p text:style-name="P23">Wenn sich eine Anwendung weiterentwickelt, kann es zu Problemen bei der Kompatibilität kommen.</text:p>
      <text:list xml:id="list211507596161417" text:continue-numbering="true" text:style-name="L10">
        <text:list-item>
          <text:p text:style-name="P50">Unterscheidung zwischen</text:p>
          <text:list>
            <text:list-item>
              <text:p text:style-name="P50">forward compatible (v1 kann lesen, was v2 geschrieben hat)</text:p>
            </text:list-item>
            <text:list-item>
              <text:p text:style-name="P50">backward compatible (v2 kann lesen, was v1 geschrieben hat)</text:p>
            </text:list-item>
          </text:list>
        </text:list-item>
        <text:list-item>
          <text:p text:style-name="P50">Per Default ist JAXB „semi-compatible“</text:p>
          <text:list>
            <text:list-item>
              <text:p text:style-name="P50">nicht bekannte Elemente und Attribute werden ignoriert</text:p>
            </text:list-item>
          </text:list>
        </text:list-item>
        <text:list-item>
          <text:p text:style-name="P50">Änderungen an einer JavaKlasse die nicht annotierte Elemente betreffen, sind zwischen zwei Versionen kompatibel. Sie Ändern ja auch nicht die XML</text:p>
        </text:list-item>
        <text:list-item>
          <text:p text:style-name="P50">Wird zu einer Klasse eine Superklasse hinzugefügt, ist das</text:p>
          <text:list>
            <text:list-item>
              <text:p text:style-name="P50">backward compatible</text:p>
            </text:list-item>
            <text:list-item>
              <text:p text:style-name="P50">foward semi-compatible</text:p>
            </text:list-item>
          </text:list>
        </text:list-item>
        <text:list-item>
          <text:p text:style-name="P50">Wird von einer Klasse die Superklasse entfernt, ist das</text:p>
          <text:list>
            <text:list-item>
              <text:p text:style-name="P50">foward compatible</text:p>
            </text:list-item>
            <text:list-item>
              <text:p text:style-name="P50"><text:soft-page-break/>backward semi-compatbile</text:p>
            </text:list-item>
          </text:list>
        </text:list-item>
        <text:list-item>
          <text:p text:style-name="P51">Die Namen von Klassen, Attributen, Elementen können geändert werden, bleiben aber kompatibel wenn man die alten Namen in den Annotationen (@XmlRootElement, @XmlElement, @XmlAttribute) pflegt</text:p>
        </text:list-item>
        <text:list-item>
          <text:p text:style-name="P51">Änderungen von Datentypen sind in der Regel nicht kompatibel</text:p>
          <text:list>
            <text:list-item>
              <text:p text:style-name="P51">Integer zu String geht, aber int zu boolean z.B. nicht.</text:p>
            </text:list-item>
          </text:list>
        </text:list-item>
      </text:list>
      <text:p text:style-name="P3"/>
      <text:h text:style-name="Heading_20_1" text:outline-level="1">Features der JAXB Reference Implementation</text:h>
      <text:p text:style-name="P22">Diese Anpassungen sind Erweiterungen der Spezifikation. Es kann nicht sichergestellt werden, das sie in der nächsten Version von JAXB noch genauso funktionieren.</text:p>
      <text:h text:style-name="Heading_20_2" text:outline-level="2">JAXB <text:span text:style-name="T6">Anpassungen</text:span></text:h>
      <text:list xml:id="list557249301809456106" text:style-name="L11">
        <text:list-item>
          <text:p text:style-name="P52">Definition welcher String für die Einrückung benutzt wird. Das hat allerdings nur Effekt, wenn man JAXB_FORMATTED_OUTPUT auch auf „true“ setzt</text:p>
        </text:list-item>
        <text:list-item>
          <text:p text:style-name="P53">es besteht die Möglichkeit sich selbst um das Escape Handling der Characters zu kümmern</text:p>
        </text:list-item>
        <text:list-item>
          <text:p text:style-name="P53">JAXB Annotation Control: erlaubt eigene Accessor Implementierungen</text:p>
        </text:list-item>
      </text:list>
      <text:p text:style-name="P9"/>
      <text:p text:style-name="P11">XML Declaration Control</text:p>
      <text:list xml:id="list1408488405606399412" text:style-name="L12">
        <text:list-item>
          <text:p text:style-name="P54">erlaubt das Schreiben von Segmenten</text:p>
          <text:list>
            <text:list-item>
              <text:p text:style-name="P54">startDocument und endDocument wird nicht geschrieben</text:p>
            </text:list-item>
            <text:list-item>
              <text:p text:style-name="P54">schreibt keine XML Präambel: &lt;?xml ...&gt;</text:p>
            </text:list-item>
          </text:list>
        </text:list-item>
        <text:list-item>
          <text:p text:style-name="P54">wurde als Marshaller.JAXB_FRAGMENT in die JAXB Spezifikation übernommen</text:p>
        </text:list-item>
      </text:list>
      <text:p text:style-name="P6"/>
      <text:p text:style-name="P7"><text:span text:style-name="T3">Die</text:span> JAXB Specification <text:span text:style-name="T3">sagt, das </text:span>die Prefixes der Namespaces, die in der XML genutzt werden, zufällig generiert <text:span text:style-name="T3">werden </text:span>(ns1, ns2, ns3, ...). Die JAXB RI erlaubt die Definition eines „Namespace Prefix Mapping“. Damit kann man definieren welcher Namespace, welchen Prefix bekommt. <text:span text:style-name="T5">Das wird hoffentlich auch mit in die Spezifikation übernommen.</text:span></text:p>
      <text:p text:style-name="P8"/>
      <text:h text:style-name="P61" text:outline-level="2"><text:span text:style-name="T7">x</text:span>jc Anpassungen</text:h>
      <text:p text:style-name="P21">Die Anpassungen für den Binding Compiler funktionieren nur, wenn man ihn im Extension Modus laufen lässt: „-extension“</text:p>
      <text:list xml:id="list7403022383016990877" text:style-name="L13">
        <text:list-item>
          <text:p text:style-name="P55">Schema Component Designator</text:p>
          <text:list>
            <text:list-item>
              <text:p text:style-name="P56">einfacheres Verweisen auf Schema Elemente als mit SchemaLocation und X<text:span text:style-name="T9">P</text:span>ath</text:p>
            </text:list-item>
          </text:list>
        </text:list-item>
        <text:list-item>
          <text:p text:style-name="P56">alle generierten Klassen können von einer definierten Klasse erben</text:p>
        </text:list-item>
        <text:list-item>
          <text:p text:style-name="P56">alle generierten Klassen können ein definiertes Interface implementieren</text:p>
        </text:list-item>
        <text:list-item>
          <text:p text:style-name="P56">„<text:span text:style-name="T8">simple &amp; better binding mode“ (experimentell)</text:span></text:p>
          <text:list>
            <text:list-item>
              <text:p text:style-name="P57">z.B. plural für sich wiederholende Elemente</text:p>
            </text:list-item>
          </text:list>
        </text:list-item>
        <text:list-item>
          <text:p text:style-name="P57">...</text:p>
        </text:list-item>
      </text:list>
      <text:p text:style-name="P6"/>
      <text:h text:style-name="Heading_20_1" text:outline-level="1">Unterschiede zwischen JAXB 1 und JAXB 2</text:h>
      <text:p text:style-name="P12">JAXB 1 ist viel restriktiver als JAXB 2. Man kann sich das so vorstellen, das der JAXB 1 Unmarshaller das macht, was der JAXB 2 Unmarshaller und <text:span text:style-name="T14">Schema</text:span>Validator zusammen machen.</text:p>
      <text:p text:style-name="P12"><text:soft-page-break/></text:p>
      <text:p text:style-name="P12">In JAXB 1 wurden standardmäßig Interface und Implementierung generiert. Außerdem konnte man die Objekte nur mit Hilfe der ObjectFactory instanziieren. Das ist in JAXB 2 nicht mehr der Fall.</text:p>
      <text:p text:style-name="P12"/>
      <text:p text:style-name="P12">Die Anpassungen des Bindings von JAXB 2 sind Rückwärtskompatibel zu JAXB 1. Allerdings sind in JAXB 2 einige Sachen nicht mehr erlaubt, die in JAXB 1 der Fall war (betrifft Anpassung<text:span text:style-name="T10">en</text:span> der Kl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1:07:33.427000000</meta:creation-date>
    <dc:date>2016-04-27T21:15:07.522000000</dc:date>
    <meta:editing-duration>PT6H26M58S</meta:editing-duration>
    <meta:editing-cycles>73</meta:editing-cycles>
    <meta:generator>LibreOffice/4.1.4.2$Windows_x86 LibreOffice_project/0a0440ccc0227ad9829de5f46be37cfb6edcf72</meta:generator>
    <meta:document-statistic meta:table-count="0" meta:image-count="0" meta:object-count="0" meta:page-count="5" meta:paragraph-count="114" meta:word-count="1303" meta:character-count="8729" meta:non-whitespace-character-count="7614"/>
  </office:meta>
</office:document-meta>
</file>